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01a6e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7ed2ed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01a6e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7ed2ed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1.401cm" svg:height="1.401cm" svg:x="10.89cm" svg:y="14.39cm">
            <text:p/>
          </draw:rect>
          <draw:rect draw:style-name="gr2" draw:text-style-name="P2" draw:layer="layout" svg:width="1.401cm" svg:height="1.401cm" svg:x="9.489cm" svg:y="14.39cm">
            <text:p/>
          </draw:rect>
          <draw:rect draw:style-name="gr3" draw:text-style-name="P3" draw:layer="layout" svg:width="2.802cm" svg:height="1.401cm" svg:x="9.491cm" svg:y="14.39cm">
            <text:p/>
          </draw:rect>
          <draw:line draw:style-name="gr4" draw:text-style-name="P4" draw:layer="layout" svg:x1="10.889cm" svg:y1="14.392cm" svg:x2="10.889cm" svg:y2="15.793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5T07:29:34.428420504</meta:creation-date>
    <dc:date>2018-05-15T07:29:59.502108289</dc:date>
    <meta:editing-duration>PT27S</meta:editing-duration>
    <meta:editing-cycles>1</meta:editing-cycles>
    <meta:document-statistic meta:object-count="5"/>
    <meta:generator>LibreOffice/6.0.0.3$MacOSX_X86_64 LibreOffice_project/64a0f66915f38c6217de274f0aa8e15618924765</meta:generator>
  </office:meta>
</office:document-meta>
</file>